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manifest.rdf" manifest:media-type="application/rdf+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system" style:font-pitch="variable"/>
    <style:font-face style:name="Droid Serif" svg:font-family="'Droid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style:font-name="Droid Serif" fo:font-size="10pt" officeooo:rsid="003416a4" officeooo:paragraph-rsid="0004c4fd" style:font-size-asian="10pt" style:font-size-complex="10pt"/>
    </style:style>
    <style:style style:name="P2" style:family="paragraph" style:parent-style-name="Standard">
      <style:paragraph-properties fo:padding="0in" fo:border="none"/>
      <style:text-properties style:font-name="Droid Serif" fo:font-size="10pt" officeooo:rsid="00212bf9" officeooo:paragraph-rsid="0004c4fd" style:font-size-asian="10pt" style:font-size-complex="10pt"/>
    </style:style>
    <style:style style:name="P3" style:family="paragraph" style:parent-style-name="Standard">
      <style:paragraph-properties fo:padding="0in" fo:border="none"/>
      <style:text-properties style:font-name="Droid Serif" fo:font-size="10pt" officeooo:rsid="00221b81" officeooo:paragraph-rsid="0004c4fd" style:font-size-asian="10pt" style:font-size-complex="10pt"/>
    </style:style>
    <style:style style:name="P4" style:family="paragraph" style:parent-style-name="Standard">
      <style:paragraph-properties fo:padding="0in" fo:border="none"/>
      <style:text-properties style:font-name="Droid Serif" fo:font-size="10pt" officeooo:rsid="00233199" officeooo:paragraph-rsid="0004c4fd" style:font-size-asian="10pt" style:font-size-complex="10pt"/>
    </style:style>
    <style:style style:name="P5" style:family="paragraph" style:parent-style-name="Standard">
      <style:paragraph-properties fo:padding="0in" fo:border="none"/>
      <style:text-properties style:font-name="Droid Serif" fo:font-size="10pt" officeooo:paragraph-rsid="0004c4fd" style:font-size-asian="10pt" style:font-size-complex="10pt"/>
    </style:style>
    <style:style style:name="P6" style:family="paragraph" style:parent-style-name="Standard">
      <style:paragraph-properties fo:padding="0in" fo:border="none"/>
      <style:text-properties style:font-name="Droid Serif" fo:font-size="10pt" officeooo:paragraph-rsid="0022e665" style:font-size-asian="10pt" style:font-size-complex="10pt"/>
    </style:style>
    <style:style style:name="P7" style:family="paragraph" style:parent-style-name="Standard">
      <style:paragraph-properties fo:padding="0in" fo:border="none"/>
      <style:text-properties style:font-name="Droid Serif" fo:font-size="10pt" officeooo:paragraph-rsid="0027324d" style:font-size-asian="10pt" style:font-size-complex="10pt"/>
    </style:style>
    <style:style style:name="P8" style:family="paragraph" style:parent-style-name="Standard">
      <style:paragraph-properties fo:padding="0in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9" style:family="paragraph" style:parent-style-name="Standard">
      <style:paragraph-properties fo:padding="0in" fo:border="none"/>
      <style:text-properties fo:font-variant="normal" fo:text-transform="none" style:font-name="Droid Serif" fo:font-size="10pt" officeooo:paragraph-rsid="0025ea95" style:font-size-asian="10pt" style:font-size-complex="10pt"/>
    </style:style>
    <style:style style:name="P10" style:family="paragraph" style:parent-style-name="Standard">
      <style:paragraph-properties fo:padding="0in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P11" style:family="paragraph" style:parent-style-name="Standard">
      <style:paragraph-properties fo:padding="0in" fo:border="none"/>
      <style:text-properties fo:font-variant="normal" fo:text-transform="none" style:font-name="Droid Serif" fo:font-size="10pt" officeooo:rsid="00143618" officeooo:paragraph-rsid="00143618" style:font-name-asian="Cambria" style:font-size-asian="10pt" style:font-name-complex="Cambria" style:font-size-complex="10pt"/>
    </style:style>
    <style:style style:name="P12" style:family="paragraph" style:parent-style-name="Standard">
      <style:paragraph-properties fo:padding="0in" fo:border="none"/>
      <style:text-properties fo:font-variant="normal" fo:text-transform="none" style:font-name="Droid Serif" fo:font-size="10pt" officeooo:rsid="00143618" officeooo:paragraph-rsid="0022e665" style:font-name-asian="Cambria" style:font-size-asian="10pt" style:font-name-complex="Cambria" style:font-size-complex="10pt"/>
    </style:style>
    <style:style style:name="P13" style:family="paragraph" style:parent-style-name="Standard">
      <style:paragraph-properties fo:padding="0in" fo:border="none"/>
      <style:text-properties fo:font-variant="normal" fo:text-transform="none" style:font-name="Droid Serif" fo:font-size="10pt" officeooo:rsid="00143618" officeooo:paragraph-rsid="0015501e" style:font-name-asian="Cambria" style:font-size-asian="10pt" style:font-name-complex="Cambria" style:font-size-complex="10pt"/>
    </style:style>
    <style:style style:name="P14" style:family="paragraph" style:parent-style-name="Standard">
      <style:paragraph-properties fo:padding="0in" fo:border="none"/>
      <style:text-properties fo:font-variant="normal" fo:text-transform="none" style:font-name="Droid Serif" fo:font-size="10pt" officeooo:rsid="00143618" officeooo:paragraph-rsid="0027324d" style:font-name-asian="Cambria" style:font-size-asian="10pt" style:font-name-complex="Cambria" style:font-size-complex="10pt"/>
    </style:style>
    <style:style style:name="P15" style:family="paragraph" style:parent-style-name="Standard">
      <style:paragraph-properties fo:padding="0in" fo:border="none"/>
      <style:text-properties fo:font-variant="normal" fo:text-transform="none" style:font-name="Droid Serif" fo:font-size="10pt" officeooo:rsid="00143618" officeooo:paragraph-rsid="0022e665" style:font-name-asian="Cambria" style:font-size-asian="8.75pt" style:font-name-complex="Cambria" style:font-size-complex="10pt"/>
    </style:style>
    <style:style style:name="P16" style:family="paragraph" style:parent-style-name="Standard">
      <style:paragraph-properties fo:padding="0in" fo:border="none"/>
      <style:text-properties fo:font-variant="normal" fo:text-transform="none" style:font-name="Droid Serif" fo:font-size="10pt" officeooo:rsid="00143618" officeooo:paragraph-rsid="0004c4fd" style:font-name-asian="Cambria" style:font-size-asian="8.75pt" style:font-name-complex="Cambria" style:font-size-complex="10pt"/>
    </style:style>
    <style:style style:name="P17" style:family="paragraph" style:parent-style-name="Standard">
      <style:paragraph-properties fo:text-align="center" style:justify-single-word="false" fo:padding="0in" fo:border="none"/>
      <style:text-properties fo:font-variant="normal" fo:text-transform="none" style:font-name="Droid Serif" fo:font-size="16pt" officeooo:paragraph-rsid="0004c4fd" style:font-size-asian="16pt" style:font-size-complex="16pt"/>
    </style:style>
    <style:style style:name="P18" style:family="paragraph" style:parent-style-name="Standard">
      <style:paragraph-properties fo:padding="0in" fo:border="none"/>
      <style:text-properties fo:font-variant="normal" fo:text-transform="none" style:font-name="Droid Serif" fo:font-size="16pt" officeooo:paragraph-rsid="0004c4fd" style:font-size-asian="16pt" style:font-size-complex="16pt"/>
    </style:style>
    <style:style style:name="P19" style:family="paragraph" style:parent-style-name="Standard">
      <style:paragraph-properties fo:padding="0in" fo:border="none"/>
      <style:text-properties style:font-name="Droid Serif" fo:font-size="10pt" officeooo:paragraph-rsid="002e515e" style:font-size-asian="10pt" style:font-size-complex="10pt"/>
    </style:style>
    <style:style style:name="P20" style:family="paragraph" style:parent-style-name="Standard">
      <style:paragraph-properties fo:padding="0in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-asian="Cambria" style:font-name-complex="Cambria"/>
    </style:style>
    <style:style style:name="T3" style:family="text">
      <style:text-properties fo:font-variant="normal" fo:text-transform="none" officeooo:rsid="001fb503" style:font-name-asian="Cambria" style:font-name-complex="Cambria"/>
    </style:style>
    <style:style style:name="T4" style:family="text">
      <style:text-properties fo:font-variant="normal" fo:text-transform="none" officeooo:rsid="00143618" style:font-name-asian="Cambria" style:font-name-complex="Cambria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font-size="16pt" officeooo:rsid="00130ccc" style:font-name-asian="Cambria" style:font-size-asian="14pt" style:font-name-complex="Cambria" style:font-size-complex="16pt"/>
    </style:style>
    <style:style style:name="T8" style:family="text">
      <style:text-properties fo:font-variant="normal" fo:text-transform="none" fo:font-size="16pt" officeooo:rsid="00155adc" style:font-name-asian="Cambria" style:font-size-asian="14pt" style:font-name-complex="Cambria" style:font-size-complex="16pt"/>
    </style:style>
    <style:style style:name="T9" style:family="text">
      <style:text-properties fo:font-variant="normal" fo:text-transform="none" fo:font-size="16pt" officeooo:rsid="00172d90" style:font-name-asian="Cambria" style:font-size-asian="14pt" style:font-name-complex="Cambria" style:font-size-complex="16pt"/>
    </style:style>
    <style:style style:name="T10" style:family="text">
      <style:text-properties fo:font-variant="normal" fo:text-transform="none" fo:font-size="16pt" officeooo:rsid="002aff5e" style:font-name-asian="Cambria" style:font-size-asian="14pt" style:font-name-complex="Cambria" style:font-size-complex="16pt"/>
    </style:style>
    <style:style style:name="T11" style:family="text">
      <style:text-properties officeooo:rsid="00221b81"/>
    </style:style>
    <style:style style:name="T12" style:family="text">
      <style:text-properties officeooo:rsid="003416a4"/>
    </style:style>
    <style:style style:name="T13" style:family="text">
      <style:text-properties officeooo:rsid="0023b796"/>
    </style:style>
    <style:style style:name="T14" style:family="text">
      <style:text-properties officeooo:rsid="00363174"/>
    </style:style>
    <style:style style:name="T15" style:family="text">
      <style:text-properties officeooo:rsid="0009e7e4"/>
    </style:style>
    <style:style style:name="T16" style:family="text">
      <style:text-properties officeooo:rsid="000c266d"/>
    </style:style>
    <style:style style:name="T17" style:family="text">
      <style:text-properties officeooo:rsid="000d1a6a"/>
    </style:style>
    <style:style style:name="T18" style:family="text">
      <style:text-properties officeooo:rsid="000f4a8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1fb503" style:font-size-asian="16pt" style:font-size-complex="16pt"/>
    </style:style>
    <style:style style:name="T21" style:family="text">
      <style:text-properties fo:font-size="16pt" officeooo:rsid="00221b81" style:font-size-asian="16pt" style:font-size-complex="16pt"/>
    </style:style>
    <style:style style:name="T22" style:family="text">
      <style:text-properties fo:font-size="16pt" officeooo:rsid="0025ea95" style:font-size-asian="16pt" style:font-size-complex="16pt"/>
    </style:style>
    <style:style style:name="T23" style:family="text">
      <style:text-properties fo:font-size="16pt" officeooo:rsid="001ab3cd" style:font-name-asian="Cambria" style:font-size-asian="14pt" style:font-name-complex="Cambria" style:font-size-complex="16pt"/>
    </style:style>
    <style:style style:name="T24" style:family="text">
      <style:text-properties fo:font-size="16pt" officeooo:rsid="001c23ba" style:font-name-asian="Cambria" style:font-size-asian="14pt" style:font-name-complex="Cambria" style:font-size-complex="16pt"/>
    </style:style>
    <style:style style:name="T25" style:family="text">
      <style:text-properties fo:font-size="16pt" officeooo:rsid="0025ea95" style:font-name-asian="Cambria" style:font-size-asian="14pt" style:font-name-complex="Cambria" style:font-size-complex="16pt"/>
    </style:style>
    <style:style style:name="T26" style:family="text">
      <style:text-properties officeooo:rsid="001550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dimensionais</text:p>
      <text:p text:style-name="P8"/>
      <text:p text:style-name="P8"><text:tab/><text:span text:style-name="T19">Numero de Reynolds</text:span></text:p>
      <text:p text:style-name="P8"/>
      <text:p text:style-name="P8">ρ = densidade</text:p>
      <text:p text:style-name="P8">μ = viscosidade absoluta</text:p>
      <text:p text:style-name="P8">v = velocidade média do fluido</text:p>
      <text:p text:style-name="P8">D = diâmetro do tubo</text:p>
      <text:p text:style-name="P8"/>
      <text:p text:style-name="P5"><text:span text:style-name="T1"><text:tab/></text:span><text:span text:style-name="T2"><draw:frame draw:style-name="fr1" draw:name="Object21" text:anchor-type="as-char" svg:y="-0.1528in" svg:width="0.9307in" svg:height="0.2047in" draw:z-index="4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0"/>
      <text:p text:style-name="P5"><text:span text:style-name="T1"><text:tab/></text:span><text:span text:style-name="T2"><draw:frame draw:style-name="fr1" draw:name="Object20" text:anchor-type="as-char" svg:y="-0.172in" svg:width="2.6043in" svg:height="0.2193in" draw:z-index="5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0"/>
      <text:p text:style-name="P10"/>
      <text:p text:style-name="P9"><text:tab/><text:span text:style-name="T19">Numero de Euler </text:span><text:span text:style-name="T22">(</text:span><text:span text:style-name="T23">Ondas sonoras </text:span><text:span text:style-name="T24">em meio não sólido</text:span><text:span text:style-name="T25">)</text:span></text:p>
      <text:p text:style-name="P16"/>
      <text:p text:style-name="P15"><draw:frame draw:style-name="fr1" draw:name="Object58" text:anchor-type="as-char" svg:y="-0.1484in" svg:width="0.9929in" svg:height="0.1909in" draw:z-index="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5"><draw:frame draw:style-name="fr1" draw:name="Object59" text:anchor-type="as-char" svg:y="-0.1484in" svg:width="1.039in" svg:height="0.1846in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5"><draw:frame draw:style-name="fr1" draw:name="Object60" text:anchor-type="as-char" svg:y="-0.1484in" svg:width="0.8626in" svg:height="0.1846in" draw:z-index="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5"/>
      <text:p text:style-name="P15"><draw:frame draw:style-name="fr1" draw:name="Object61" text:anchor-type="as-char" svg:y="-0.4508in" svg:width="3.2307in" svg:height="0.8035in" draw:z-index="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5"/>
      <text:p text:style-name="P15"><draw:frame draw:style-name="fr1" draw:name="Object62" text:anchor-type="as-char" svg:y="-0.6016in" svg:width="2.6165in" svg:height="1.1047in" draw:z-index="1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5"/>
      <text:p text:style-name="P12"><text:span text:style-name="T26">a solução do sistema é</text:span>:</text:p>
      <text:p text:style-name="P12"/>
      <text:p text:style-name="P12"><draw:frame draw:style-name="fr1" draw:name="Object63" text:anchor-type="as-char" svg:y="-0.1638in" svg:width="2.2555in" svg:height="0.2244in" draw:z-index="1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2"/>
      <text:p text:style-name="P6"><text:span text:style-name="T4"><draw:frame draw:style-name="fr1" draw:name="Object54" text:anchor-type="as-char" svg:y="-0.2744in" svg:width="0.6382in" svg:height="0.3374in" draw:z-index="14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"><draw:frame draw:style-name="fr1" draw:name="Object55" text:anchor-type="as-char" svg:y="-0.2807in" svg:width="1.5063in" svg:height="0.4654in" draw:z-index="15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12"/>
      <text:p text:style-name="P10"/>
      <text:p text:style-name="P8"><text:tab/><text:span text:style-name="T19">Numero de Weber</text:span></text:p>
      <text:p text:style-name="P8"/>
      <text:p text:style-name="P8">ρ = Densidade do fluido</text:p>
      <text:p text:style-name="P8">v = Velocidade do objeto flutuante</text:p>
      <text:p text:style-name="P8">σ = Tensão superficial do fluido</text:p>
      <text:p text:style-name="P8"><text:span text:style-name="T15">l</text:span> = Comprimento</text:p>
      <text:p text:style-name="P8"/>
      <text:p text:style-name="P5"><text:span text:style-name="T1"><text:tab/></text:span><text:span text:style-name="T2"><draw:frame draw:style-name="fr1" draw:name="Object24" text:anchor-type="as-char" svg:y="-0.2744in" svg:width="0.8398in" svg:height="0.3374in" draw:z-index="1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0"/>
      <text:p text:style-name="P5"><text:span text:style-name="T1"><text:tab/></text:span><text:span text:style-name="T2"><draw:frame draw:style-name="fr1" draw:name="Object25" text:anchor-type="as-char" svg:y="-0.2807in" svg:width="1.7791in" svg:height="0.4535in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0"/>
      <text:p text:style-name="P10"/>
      <text:p text:style-name="P8"><text:soft-page-break/><text:tab/><text:span text:style-name="T19">Numero de Froude</text:span></text:p>
      <text:p text:style-name="P8"/>
      <text:p text:style-name="P8">v = Velocidade</text:p>
      <text:p text:style-name="P8">g = Aceleração da gravidade</text:p>
      <text:p text:style-name="P8"><text:span text:style-name="T16">l</text:span> = Comprimento</text:p>
      <text:p text:style-name="P8"/>
      <text:p text:style-name="P5"><text:span text:style-name="T1"><text:tab/></text:span><text:span text:style-name="T2"><draw:frame draw:style-name="fr1" draw:name="Object26" text:anchor-type="as-char" svg:y="-0.2445in" svg:width="0.7374in" svg:height="0.4075in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10"/>
      <text:p text:style-name="P5"><text:span text:style-name="T1"><text:tab/></text:span><text:span text:style-name="T2"><draw:frame draw:style-name="fr1" draw:name="Object27" text:anchor-type="as-char" svg:y="-0.2681in" svg:width="1.2154in" svg:height="0.4693in" draw:z-index="1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10"/>
      <text:p text:style-name="P8"><text:tab/><text:span text:style-name="T19">Orbita dos planetas</text:span></text:p>
      <text:p text:style-name="P8"/>
      <text:p text:style-name="P8">m = massa do planeta</text:p>
      <text:p text:style-name="P8"><text:span text:style-name="T17">t</text:span> = período de translação</text:p>
      <text:p text:style-name="P8">G = constante de gravitação universal</text:p>
      <text:p text:style-name="P8">R = raio da órbita</text:p>
      <text:p text:style-name="P8"/>
      <text:p text:style-name="P5"><text:span text:style-name="T1"><text:tab/></text:span><text:span text:style-name="T2"><draw:frame draw:style-name="fr1" draw:name="Object28" text:anchor-type="as-char" svg:y="-0.2681in" svg:width="0.5783in" svg:height="0.4409in" draw:z-index="18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0"/>
      <text:p text:style-name="P5"><text:span text:style-name="T1"><text:tab/></text:span><text:span text:style-name="T2"><draw:frame draw:style-name="fr1" draw:name="Object29" text:anchor-type="as-char" svg:y="-0.2807in" svg:width="1.8984in" svg:height="0.4654in" draw:z-index="19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10"/>
      <text:p text:style-name="P8">Refazendo os cálculos usando a massa do Sol, o adimensional permanece constante</text:p>
      <text:p text:style-name="P8"/>
      <text:p text:style-name="P8"><text:tab/><text:span text:style-name="T19">Barra de aço</text:span></text:p>
      <text:p text:style-name="P8"/>
      <text:p text:style-name="P8">σ = tensão de escoamento</text:p>
      <text:p text:style-name="P8">k = constante elástica</text:p>
      <text:p text:style-name="P8"><text:span text:style-name="T18">l</text:span> = comprimento</text:p>
      <text:p text:style-name="P8"/>
      <text:p text:style-name="P5"><text:span text:style-name="T1"><text:tab/></text:span><text:span text:style-name="T2"><draw:frame draw:style-name="fr1" draw:name="Object30" text:anchor-type="as-char" svg:y="-0.2445in" svg:width="0.328in" svg:height="0.3937in" draw:z-index="2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0"/>
      <text:p text:style-name="P5"><text:span text:style-name="T1"><text:tab/></text:span><text:span text:style-name="T2"><draw:frame draw:style-name="fr1" draw:name="Object31" text:anchor-type="as-char" svg:y="-0.2807in" svg:width="1.4181in" svg:height="0.4654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10"/>
      <text:p text:style-name="P10"/>
      <text:p text:style-name="P5"><text:span text:style-name="T2"><text:tab/></text:span><text:span text:style-name="T7">Estruturas </text:span><text:span text:style-name="T10">mecânicas</text:span><text:span text:style-name="T7">, resistência </text:span><text:span text:style-name="T8">ao </text:span><text:span text:style-name="T9">próprio peso</text:span></text:p>
      <text:p text:style-name="P10"/>
      <text:p text:style-name="P10"><draw:frame draw:style-name="fr1" draw:name="Object37" text:anchor-type="as-char" svg:y="-0.1484in" svg:width="1.3429in" svg:height="0.1909in" draw:z-index="2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0"><draw:frame draw:style-name="fr1" draw:name="Object38" text:anchor-type="as-char" svg:y="-0.1484in" svg:width="2.661in" svg:height="0.1846in" draw:z-index="2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0"><draw:frame draw:style-name="fr1" draw:name="Object39" text:anchor-type="as-char" svg:y="-0.1484in" svg:width="2.039in" svg:height="0.1839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><draw:frame draw:style-name="fr1" draw:name="Object40" text:anchor-type="as-char" svg:y="-0.1484in" svg:width="1.1547in" svg:height="0.1846in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0"/>
      <text:p text:style-name="P11"><text:span text:style-name="T26">a solução do sistema é</text:span>:</text:p>
      <text:p text:style-name="P11"/>
      <text:p text:style-name="P13"><draw:frame draw:style-name="fr1" draw:name="Object44" text:anchor-type="as-char" svg:y="-0.25in" svg:width="0.6161in" svg:height="0.3134in" draw:z-index="26"><draw:object xlink:href="./Object 44" xlink:type="simple" xlink:show="embed" xlink:actuate="onLoad"/><draw:image xlink:href="./ObjectReplacements/Object 44" xlink:type="simple" xlink:show="embed" xlink:actuate="onLoad"/><svg:desc>formula</svg:desc></draw:frame><draw:frame draw:style-name="fr1" draw:name="Object47" text:anchor-type="as-char" svg:y="-0.2807in" svg:width="1.4555in" svg:height="0.4654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4"><draw:frame draw:style-name="fr1" draw:name="Object22" text:anchor-type="as-char" svg:y="-0.25in" svg:width="0.6161in" svg:height="0.3984in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draw:frame draw:style-name="fr1" draw:name="Object23" text:anchor-type="as-char" svg:y="-0.2807in" svg:width="1.4555in" svg:height="0.4654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><text:soft-page-break/><text:tab/><text:span text:style-name="T19">Musculação</text:span></text:p>
      <text:p text:style-name="P8"/>
      <text:p text:style-name="P8"><draw:frame draw:style-name="fr1" draw:name="Object33" text:anchor-type="as-char" svg:y="-0.1484in" svg:width="0.2035in" svg:height="0.1846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text:s/>= Ganho de massa por unidade de tempo no corpo inteiro</text:p>
      <text:p text:style-name="P8"><draw:frame draw:style-name="fr1" draw:name="Object34" text:anchor-type="as-char" svg:y="-0.1508in" svg:width="0.1937in" svg:height="0.1866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text:s/>= Ganho de perímetro de braço por unidade de tempo</text:p>
      <text:p text:style-name="P8"><draw:frame draw:style-name="fr1" draw:name="Object35" text:anchor-type="as-char" svg:y="-0.1484in" svg:width="0.1992in" svg:height="0.1846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text:s/>= Força no braço (bíceps)</text:p>
      <text:p text:style-name="P8"/>
      <text:p text:style-name="P5"><text:span text:style-name="T1"><text:tab/></text:span><text:span text:style-name="T2"><draw:frame draw:style-name="fr1" draw:name="Object32" text:anchor-type="as-char" svg:y="-0.2465in" svg:width="0.4047in" svg:height="0.3957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10"/>
      <text:p text:style-name="P5"><text:span text:style-name="T1"><text:tab/></text:span><text:span text:style-name="T2"><draw:frame draw:style-name="fr1" draw:name="Object36" text:anchor-type="as-char" svg:y="-0.2807in" svg:width="1.2398in" svg:height="0.4654in" draw:z-index="49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8"><text:tab/><text:span text:style-name="T19">Circuito RC</text:span></text:p>
      <text:p text:style-name="P8"/>
      <text:p text:style-name="P8">C = capacitância elétrica</text:p>
      <text:p text:style-name="P8">R = Resistência elétrica</text:p>
      <text:p text:style-name="P8">t = Tempo</text:p>
      <text:p text:style-name="P8">f = frequência</text:p>
      <text:p text:style-name="P8"/>
      <text:p text:style-name="P5"><text:span text:style-name="T1"><text:tab/></text:span><draw:frame draw:style-name="fr1" draw:name="Object41" text:anchor-type="as-char" svg:y="-0.2437in" svg:width="0.4035in" svg:height="0.3929in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7"><text:span text:style-name="T1"><text:tab/></text:span><text:span text:style-name="T1"><draw:frame draw:style-name="fr1" draw:name="Object42" text:anchor-type="as-char" svg:y="-0.2799in" svg:width="2.3008in" svg:height="0.4437in" draw:z-index="5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10"/>
      <text:p text:style-name="P5"><text:span text:style-name="T1"><text:tab/></text:span><text:span text:style-name="T2"><draw:frame draw:style-name="fr1" draw:name="Object43" text:anchor-type="as-char" svg:y="-0.1484in" svg:width="0.5043in" svg:height="0.1839in" draw:z-index="5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5"><text:span text:style-name="T1"><text:tab/></text:span><text:span text:style-name="T2"><draw:frame draw:style-name="fr1" draw:name="Object45" text:anchor-type="as-char" svg:y="-0.172in" svg:width="2.6839in" svg:height="0.2193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0"/>
      <text:p text:style-name="P8"><text:tab/><text:span text:style-name="T19">Permeabilidade magnética e Permissividade elétrica e Velocidade</text:span></text:p>
      <text:p text:style-name="P8"/>
      <text:p text:style-name="P8">μ = <text:s/>Permeabilidade magnética</text:p>
      <text:p text:style-name="P8">ε = <text:s/>Permissividade elétrica</text:p>
      <text:p text:style-name="P8">v = Velocidade</text:p>
      <text:p text:style-name="P8"/>
      <text:p text:style-name="P5"><text:span text:style-name="T1"><text:tab/></text:span><text:span text:style-name="T1"><draw:frame draw:style-name="fr1" draw:name="Object46" text:anchor-type="as-char" svg:y="-0.172in" svg:width="0.5035in" svg:height="0.2138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5"><text:span text:style-name="T1"><text:tab/></text:span><text:span text:style-name="T1"><draw:frame draw:style-name="fr1" draw:name="Object48" text:anchor-type="as-char" svg:y="-0.172in" svg:width="3.0591in" svg:height="0.2193in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10"/>
      <text:p text:style-name="P8"><text:tab/><text:span text:style-name="T19">Detector de ouro</text:span></text:p>
      <text:p text:style-name="P8"/>
      <text:p text:style-name="P8">R = Resistência elétrica</text:p>
      <text:p text:style-name="P8">L = Indutância</text:p>
      <text:p text:style-name="P8">f = Frequência</text:p>
      <text:p text:style-name="P8"/>
      <text:p text:style-name="P5"><text:span text:style-name="T1"><text:tab/></text:span><text:span text:style-name="T2"><draw:frame draw:style-name="fr1" draw:name="Object49" text:anchor-type="as-char" svg:y="-0.2437in" svg:width="0.3492in" svg:height="0.392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9"><text:span text:style-name="T2"><text:tab/></text:span><text:span text:style-name="T2"><draw:frame draw:style-name="fr1" draw:name="Object50" text:anchor-type="as-char" svg:y="-0.2799in" svg:width="1.7799in" svg:height="0.4638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10"/>
      <text:p text:style-name="P8"><text:soft-page-break/><text:tab/><text:span text:style-name="T19">Mudança de estado físico e dilatação</text:span></text:p>
      <text:p text:style-name="P8"/>
      <text:p text:style-name="P8">Cs = Capacidade térmica sensível</text:p>
      <text:p text:style-name="P8">Cl = Capacidade térmica latente</text:p>
      <text:p text:style-name="P8">T = Temperatura</text:p>
      <text:p text:style-name="P8"/>
      <text:p text:style-name="P5"><text:span text:style-name="T1"><text:tab/></text:span><text:span text:style-name="T2">Cs⋅T</text:span><text:span text:style-name="T5">⋅</text:span><text:span text:style-name="T2">Cl</text:span></text:p>
      <text:p text:style-name="P5"><text:span text:style-name="T1"><text:tab/></text:span><text:span text:style-name="T2">(L2⋅T−2⋅Θ−1)⋅(Θ)</text:span><text:span text:style-name="T5">⋅</text:span><text:span text:style-name="T6">(</text:span><text:span text:style-name="T2">L2⋅T−2</text:span><text:span text:style-name="T3">)</text:span><text:span text:style-name="T2">=1</text:span></text:p>
      <text:p text:style-name="P10"/>
      <text:p text:style-name="P8">Cs = Capacidade térmica sensível</text:p>
      <text:p text:style-name="P8">Cl = Capacidade térmica latente</text:p>
      <text:p text:style-name="P8">α = Dilatação térmica</text:p>
      <text:p text:style-name="P8"/>
      <text:p text:style-name="P5"><text:span text:style-name="T1"><text:tab/></text:span><text:span text:style-name="T2">Cs</text:span><text:span text:style-name="T5">⋅</text:span><text:span text:style-name="T2">Cl/α</text:span></text:p>
      <text:p text:style-name="P5"><text:span text:style-name="T1"><text:tab/></text:span><text:span text:style-name="T2">(L2⋅T−2⋅Θ−1)(L2⋅T−2)/(Θ−1)=1</text:span></text:p>
      <text:p text:style-name="P10"/>
      <text:p text:style-name="P8"><text:tab/><text:span text:style-name="T19">Viscosidade, Capacidade térmica e Condutância térmica</text:span></text:p>
      <text:p text:style-name="P8"/>
      <text:p text:style-name="P8">μ = Viscosidade dinâmica</text:p>
      <text:p text:style-name="P8">Cs = Capacidade térmica sensível</text:p>
      <text:p text:style-name="P8">C = Condutância térmica</text:p>
      <text:p text:style-name="P8"/>
      <text:p text:style-name="P5"><text:span text:style-name="T1"><text:tab/></text:span><text:span text:style-name="T2">μ⋅Cs</text:span><text:span text:style-name="T5">⋅</text:span><text:span text:style-name="T2">C</text:span></text:p>
      <text:p text:style-name="P5"><text:span text:style-name="T1"><text:tab/></text:span><text:span text:style-name="T2">(M⋅L−1⋅T−1)⋅(L2⋅T−2⋅Θ−1)</text:span><text:span text:style-name="T5">⋅</text:span><text:span text:style-name="T6">(</text:span><text:span text:style-name="T2">M⋅L⋅T−3⋅Θ−1</text:span><text:span text:style-name="T3">)</text:span><text:span text:style-name="T2">=1</text:span></text:p>
      <text:p text:style-name="P10"/>
      <text:p text:style-name="P10"/>
      <text:p text:style-name="P8"><text:tab/><text:span text:style-name="T19">Tamanho máximo de gotas </text:span><text:span text:style-name="T20">liquidas</text:span></text:p>
      <text:p text:style-name="P8"/>
      <text:p text:style-name="P8">γ = Peso especifico</text:p>
      <text:p text:style-name="P8">σ = Tensão superficial</text:p>
      <text:p text:style-name="P8">D = Diâmetro máximo da gota de liquido</text:p>
      <text:p text:style-name="P8"/>
      <text:p text:style-name="P5"><text:span text:style-name="T1"><text:tab/></text:span><text:span text:style-name="T2">γ⋅D2</text:span><text:span text:style-name="T5">⋅</text:span><text:span text:style-name="T2">σ</text:span></text:p>
      <text:p text:style-name="P5"><text:span text:style-name="T1"><text:tab/></text:span><text:span text:style-name="T2">(M⋅L−2⋅T−2)⋅(L)</text:span><text:span text:style-name="T3">2</text:span><text:span text:style-name="T5">⋅</text:span><text:span text:style-name="T2">M⋅T−2=1</text:span></text:p>
      <text:p text:style-name="P10"/>
      <text:p text:style-name="P8"><text:tab/><text:span text:style-name="T19">Vibração de gota </text:span><text:span text:style-name="T20">liquida</text:span><text:span text:style-name="T19"> em gravidade zero</text:span></text:p>
      <text:p text:style-name="P8"/>
      <text:p text:style-name="P8">f = Frequência</text:p>
      <text:p text:style-name="P8">m = Massa</text:p>
      <text:p text:style-name="P8">σ = Tensão superficial</text:p>
      <text:p text:style-name="P8"/>
      <text:p text:style-name="P5"><text:span text:style-name="T1"><text:tab/></text:span><text:span text:style-name="T2">m⋅f2</text:span><text:span text:style-name="T5">⋅</text:span><text:span text:style-name="T2">σ</text:span></text:p>
      <text:p text:style-name="P5"><text:span text:style-name="T1"><text:tab/></text:span><text:span text:style-name="T2">(M)⋅(T−1)2</text:span><text:span text:style-name="T5">⋅</text:span><text:span text:style-name="T2">(M⋅T−2)=1</text:span></text:p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Vibração de massa planetária</text:p>
      <text:p text:style-name="P8"/>
      <text:p text:style-name="P8">f = Frequência</text:p>
      <text:p text:style-name="P8">d = Densidade</text:p>
      <text:p text:style-name="P8">G = Constante da gravitação universal</text:p>
      <text:p text:style-name="P8"/>
      <text:p text:style-name="P5"><text:span text:style-name="T1"><text:tab/></text:span><text:span text:style-name="T2">G⋅d</text:span><text:span text:style-name="T5">⋅</text:span><text:span text:style-name="T2">f2</text:span></text:p>
      <text:p text:style-name="P5"><text:span text:style-name="T1"><text:tab/></text:span><text:span text:style-name="T2">(M−1⋅L3⋅T−2)⋅(M⋅L−3)</text:span><text:span text:style-name="T5">⋅</text:span><text:span text:style-name="T2">(T−1)2=1</text:span></text:p>
      <text:p text:style-name="P10"/>
      <text:p text:style-name="P8"><text:tab/><text:span text:style-name="T19">Vibração elástica</text:span></text:p>
      <text:p text:style-name="P8"/>
      <text:p text:style-name="P8">m = Massa</text:p>
      <text:p text:style-name="P8">k = <text:s/>Constante elástica da mola</text:p>
      <text:p text:style-name="P8">f = Frequência</text:p>
      <text:p text:style-name="P8"/>
      <text:p text:style-name="P5"><text:span text:style-name="T1"><text:tab/></text:span><text:span text:style-name="T2">m⋅f2</text:span><text:span text:style-name="T5">⋅</text:span><text:span text:style-name="T2">k</text:span></text:p>
      <text:p text:style-name="P5"><text:span text:style-name="T1"><text:tab/></text:span><text:span text:style-name="T2">(M)⋅(T−1)2</text:span><text:span text:style-name="T5">⋅</text:span><text:span text:style-name="T2">(M⋅T−2)=1</text:span></text:p>
      <text:p text:style-name="P10"/>
      <text:p text:style-name="P2"/>
      <text:p text:style-name="P2"><text:tab/><text:span text:style-name="T21">Em usinagem mecânica podemos listar os seguintes parâmetros</text:span></text:p>
      <text:p text:style-name="P2"/>
      <text:p text:style-name="P2"><text:span text:style-name="T11">Velocidade de corte da ferramenta</text:span><text:span text:style-name="T11"><draw:frame draw:style-name="fr1" draw:name="Object1" text:anchor-type="as-char" svg:y="-0.1728in" svg:width="0.8965in" svg:height="0.2339in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3"><text:span text:style-name="T12">Profundidade do passo</text:span><draw:frame draw:style-name="fr1" draw:name="Object2" text:anchor-type="as-char" svg:y="-0.1484in" svg:width="0.5772in" svg:height="0.2098in" draw:z-index="3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Avanço <draw:frame draw:style-name="fr1" draw:name="Object3" text:anchor-type="as-char" svg:y="-0.1484in" svg:width="0.5709in" svg:height="0.2098in" draw:z-index="3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Densidade do material <draw:frame draw:style-name="fr1" draw:name="Object4" text:anchor-type="as-char" svg:y="-0.172in" svg:width="0.8654in" svg:height="0.2146in" draw:z-index="3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4">Tensão de ruptura do material <draw:frame draw:style-name="fr1" draw:name="Object5" text:anchor-type="as-char" svg:y="-0.172in" svg:width="1.2181in" svg:height="0.2335in" draw:z-index="3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Tensão de escoamento do material <draw:frame draw:style-name="fr1" draw:name="Object6" text:anchor-type="as-char" svg:y="-0.1728in" svg:width="1.2217in" svg:height="0.2339in" draw:z-index="3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Modulo de elasticidade do material <draw:frame draw:style-name="fr1" draw:name="Object7" text:anchor-type="as-char" svg:y="-0.172in" svg:width="1.1807in" svg:height="0.2134in" draw:z-index="4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/>
      <text:p text:style-name="P4">Força aplicada na ferramenta de corte <draw:frame draw:style-name="fr1" draw:name="Object8" text:anchor-type="as-char" svg:y="-0.172in" svg:width="1.0602in" svg:height="0.2134in" draw:z-index="4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>Algumas grandezas possuem mesma dimensão portanto, <text:span text:style-name="T13">vou eliminar as redundâncias do processo de calculo dos adimensionais.</text:span></text:p>
      <text:p text:style-name="P4"/>
      <text:p text:style-name="P4"><draw:frame draw:style-name="fr1" draw:name="Object9" text:anchor-type="as-char" svg:y="-0.598in" svg:width="4.3134in" svg:height="1.0953in" draw:z-index="4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<draw:frame draw:style-name="fr1" draw:name="Object11" text:anchor-type="as-char" svg:y="-0.3783in" svg:width="7.0102in" svg:height="0.6575in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/>
      <text:p text:style-name="P4"><text:soft-page-break/><draw:frame draw:style-name="fr1" draw:name="Object10" text:anchor-type="as-char" svg:y="-0.3437in" svg:width="1.5299in" svg:height="0.628in" draw:z-index="44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2" text:anchor-type="as-char" svg:y="-0.3528in" svg:width="2.6575in" svg:height="0.6583in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4"><draw:frame draw:style-name="fr1" draw:name="Object13" text:anchor-type="as-char" svg:y="-0.5563in" svg:width="2.4173in" svg:height="1.052in" draw:z-index="4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4">=&gt;</text:span><draw:frame draw:style-name="fr1" draw:name="Object14" text:anchor-type="as-char" svg:y="-0.1583in" svg:width="0.8661in" svg:height="0.3571in" draw:z-index="47"><draw:object xlink:href="./Object 18" xlink:type="simple" xlink:show="embed" xlink:actuate="onLoad"/><draw:image xlink:href="./ObjectReplacements/Object 18" xlink:type="simple" xlink:show="embed" xlink:actuate="onLoad"/><svg:desc>formula</svg:desc></draw:frame>;<draw:frame draw:style-name="fr1" draw:name="Object15" text:anchor-type="as-char" svg:y="-0.2453in" svg:width="1.0591in" svg:height="0.4429in" draw:z-index="4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1">Podemos colocar as outras grandezas no sistema:</text:p>
      <text:p text:style-name="P1"/>
      <text:p text:style-name="P1"><draw:frame draw:style-name="fr1" draw:name="Object16" text:anchor-type="as-char" svg:y="-0.2098in" svg:width="0.7217in" svg:height="0.4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17" text:anchor-type="as-char" svg:y="-0.2098in" svg:width="0.7217in" svg:height="0.40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18" text:anchor-type="as-char" svg:y="-0.2453in" svg:width="0.722in" svg:height="0.44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19" text:anchor-type="as-char" svg:y="-0.2453in" svg:width="1.1165in" svg:height="0.44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system" style:font-pitch="variable"/>
    <style:font-face style:name="Droid Serif" svg:font-family="'Droid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5T15:50:27.069066002</meta:creation-date>
    <dc:date>2023-10-20T00:12:35.620761402</dc:date>
    <meta:editing-duration>PT1H33M58S</meta:editing-duration>
    <meta:editing-cycles>20</meta:editing-cycles>
    <meta:generator>LibreOffice/7.3.7.2$Linux_X86_64 LibreOffice_project/30$Build-2</meta:generator>
    <meta:document-statistic meta:table-count="0" meta:image-count="0" meta:object-count="58" meta:page-count="6" meta:paragraph-count="136" meta:word-count="408" meta:character-count="2575" meta:non-whitespace-character-count="2203"/>
  </office:meta>
</office:document-meta>
</file>

<file path=Object 1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sub>
          <mi mathvariant="normal">σ</mi>
          <mi>r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1} = { %sigma_{r}} over { V_{c}^{2} cdot %rho }</annotation>
  </semantics>
</math>
</file>

<file path=Object 10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e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e} ] =M cdot  L^{-1} cdot  T^{-2}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i>E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E] =M cdot  L^{-1} cdot  T^{-2}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F</mi>
        </mrow>
        <mo fence="true" stretchy="false">]</mo>
      </mrow>
      <mo stretchy="false">=</mo>
      <mrow>
        <mi>M</mi>
        <mo stretchy="false">⋅</mo>
        <mi>L</mi>
        <mo stretchy="false">⋅</mo>
        <msup>
          <mi>T</mi>
          <mrow>
            <mo stretchy="false">−</mo>
            <mn>2</mn>
          </mrow>
        </msup>
      </mrow>
    </mrow>
    <annotation encoding="StarMath 5.0">[F] =M cdot  L cdot  T^{-2}</annotation>
  </semantics>
</math>
</file>

<file path=Object 13/content.xml><?xml version="1.0" encoding="utf-8"?>
<math xmlns="http://www.w3.org/1998/Math/MathML" display="block">
  <semantics>
    <mrow>
      <mtable>
        <mtr>
          <mtd>
            <mrow/>
          </mtd>
          <mtd>
            <msub>
              <mi>V</mi>
              <mi>c</mi>
            </msub>
          </mtd>
          <mtd>
            <mi>a</mi>
          </mtd>
          <mtd>
            <mi mathvariant="normal">ρ</mi>
          </mtd>
          <mtd>
            <mi mathvariant="normal">σ</mi>
          </mtd>
          <mtd>
            <mi>F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2</mn>
            </mrow>
          </mtd>
        </mtr>
      </mtable>
      <mo stretchy="false">⇒</mo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row>
                      <mo stretchy="false">−</mo>
                      <mn>3</mn>
                    </mrow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0</mn>
                  </mtd>
                  <mtd>
                    <mrow>
                      <mo stretchy="false">−</mo>
                      <mn>2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]</mo>
          </mrow>
          <mo stretchy="false">⋅</mo>
          <mrow>
            <mo fence="true" stretchy="true">[</mo>
            <mrow>
              <mtable>
                <mtr>
                  <mtd>
                    <mi>v</mi>
                  </mtd>
                </mtr>
                <mtr>
                  <mtd>
                    <mi>w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matrix{ nospace { } # V_{c} # a # %rho # %sigma #F ## M # 0 # 0 # 1 # 1 # 1 ## L #1 # 1 # -3 # -1 # 1 ## T #-1 # 0 # 0 # -2 # -2} drarrow left [ matrix{0 # 0 # 1 # 1 # 1 ## 1 # 1 # -3 # -1 # 1 ## -1 # 0 # 0 # -2 # -2} right ] cdot left [ matrix{v ## w ## x ## y ## z} right ] = left [ matrix{0 ## 0 ## 0} right ]</annotation>
  </semantics>
</math>
</file>

<file path=Object 1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  <mo stretchy="false">∼</mo>
      <mrow/>
    </mrow>
    <annotation encoding="StarMath 5.0">left [ matrix{0 # 0 # 1 # 1 # 1 # 0##1 # 1 # -3 # -1 # 1 # 0## -1 # 0 # 0 # -2 # -2# 0} right ]sim left [ matrix{0 # 0 # 1 # 1 # 1 # 0##1 # 1 # -3 # -1 # 1 # 0## 0 # 1 # -3 # -3 # -1# 0} right ] sim left [ matrix{0 # 0 # 1 # 1 # 1 # 0##1 # 1 # 0 # 2 # 4 # 0## 0 # 1 # 0 # 0 # 2# 0} right ]sim left [ matrix{1 # 1 # 0 # 2 # 4 # 0##0 # 1 # 0 # 0 # 2 # 0## 0 # 0 # 1 # 1 # 1# 0} right ] sim nospace{}</annotation>
  </semantics>
</math>
</file>

<file path=Object 15/content.xml><?xml version="1.0" encoding="utf-8"?>
<math xmlns="http://www.w3.org/1998/Math/MathML" display="block">
  <semantics>
    <mrow>
      <mrow/>
      <mo stretchy="false">∼</mo>
      <mrow>
        <mo fence="true" stretchy="true">{</mo>
        <mrow>
          <mtable>
            <mtr>
              <mtd>
                <mrow>
                  <mrow>
                    <mi>v</mi>
                    <mo stretchy="false">+</mo>
                    <mi>w</mi>
                    <mo stretchy="false">+</mo>
                    <mn>2</mn>
                  </mrow>
                  <mrow>
                    <mi>y</mi>
                    <mo stretchy="false">+</mo>
                    <mn>4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w</mi>
                    <mo stretchy="false">+</mo>
                    <mn>2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+</mo>
                    <mi>y</mi>
                    <mo stretchy="false">+</mo>
                    <mi>z</mi>
                  </mrow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nospace{} sim left lbrace stack{v+w+2y+4z=0 # w+2z=0 # x+y+z=0}  right rbrace </annotation>
  </semantics>
</math>
</file>

<file path=Object 16/content.xml><?xml version="1.0" encoding="utf-8"?>
<math xmlns="http://www.w3.org/1998/Math/MathML" display="block">
  <semantics>
    <mrow>
      <mi mathvariant="italic">seja</mi>
      <mrow/>
      <mrow>
        <mo fence="true" stretchy="true">{</mo>
        <mrow>
          <mtable>
            <mtr>
              <mtd>
                <mrow>
                  <mi>y</mi>
                  <mo stretchy="false">=</mo>
                  <mi mathvariant="normal">α</mi>
                </mrow>
              </mtd>
            </mtr>
            <mtr>
              <mtd>
                <mrow>
                  <mi>z</mi>
                  <mo stretchy="false">=</mo>
                  <mi mathvariant="normal">β</mi>
                </mrow>
              </mtd>
            </mtr>
          </mtable>
        </mrow>
        <mo fence="true" stretchy="true">}</mo>
      </mrow>
      <mo stretchy="false">⇒</mo>
      <mrow>
        <mo fence="true" stretchy="true">{</mo>
        <mrow>
          <mtable>
            <mtr>
              <mtd>
                <mrow>
                  <mi>x</mi>
                  <mo stretchy="false">=</mo>
                  <mrow>
                    <mrow>
                      <mo stretchy="false">−</mo>
                      <mi mathvariant="normal">α</mi>
                    </mrow>
                    <mo stretchy="false">−</mo>
                    <mi mathvariant="normal">β</mi>
                  </mrow>
                </mrow>
              </mtd>
            </mtr>
            <mtr>
              <mtd>
                <mrow>
                  <mrow>
                    <mi>w</mi>
                    <mo stretchy="false">=</mo>
                    <mrow>
                      <mo stretchy="false">−</mo>
                      <mn>2</mn>
                    </mrow>
                  </mrow>
                  <mi mathvariant="normal">β</mi>
                </mrow>
              </mtd>
            </mtr>
            <mtr>
              <mtd>
                <mrow>
                  <mrow>
                    <mi>v</mi>
                    <mo stretchy="false">+</mo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 mathvariant="normal">β</mi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i mathvariant="normal">α</mi>
                    <mo stretchy="false">+</mo>
                    <mn>4</mn>
                  </mrow>
                  <mrow>
                    <mi mathvariant="normal">β</mi>
                    <mo stretchy="false">=</mo>
                    <mn>0</mn>
                  </mrow>
                </mrow>
              </mtd>
            </mtr>
          </mtable>
        </mrow>
        <mo fence="true" stretchy="true">}</mo>
      </mrow>
    </mrow>
    <annotation encoding="StarMath 5.0">seja nospace{}left lbrace stack{y= %alpha # z=%beta}  right rbrace drarrow left lbrace stack{x=-%alpha -%beta # w=-2%beta # v+(-2%beta)+2%alpha+4%beta=0}  right rbrace 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v</mi>
              </mtd>
            </mtr>
            <mtr>
              <mtd>
                <mi>w</mi>
              </mtd>
            </mtr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row>
                    <mo stretchy="false">−</mo>
                    <mn>2</mn>
                  </mrow>
                  <mrow>
                    <mi mathvariant="normal">α</mi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i mathvariant="normal">α</mi>
                  </mrow>
                  <mo stretchy="false">−</mo>
                  <mi mathvariant="normal">β</mi>
                </mrow>
              </mtd>
            </mtr>
            <mtr>
              <mtd>
                <mi mathvariant="normal">α</mi>
              </mtd>
            </mtr>
            <mtr>
              <mtd>
                <mi mathvariant="normal">β</mi>
              </mtd>
            </mtr>
          </mtable>
        </mrow>
        <mo fence="true" stretchy="true">]</mo>
      </mrow>
      <mo stretchy="false">=</mo>
      <mrow>
        <mrow>
          <mi mathvariant="normal">α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0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+</mo>
        <mrow>
          <mi mathvariant="normal">β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left [ stack{v # w # x # y # z}  right ] = left [ stack{-2%alpha-2%beta # -2%beta # -%alpha-%beta # %alpha # %beta}  right ] = %alpha cdot left [ stack{-2 # 0 # -1 # 1 # 0}  right ] + %beta cdot left [ stack{-2 # -2 # -1 # 0 # 1}  right ]</annotation>
  </semantics>
</math>
</file>

<file path=Object 18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1,0</mn>
          </mrow>
          <mo fence="true" stretchy="false">)</mo>
        </mrow>
      </msub>
      <mo stretchy="false">=</mo>
      <mfrac>
        <mi mathvariant="normal">σ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 _{(1,0)}= { %sigma } over { V_{c}^{2} cdot %rho }</annotation>
  </semantics>
</math>
</file>

<file path=Object 19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0,1</mn>
          </mrow>
          <mo fence="true" stretchy="false">)</mo>
        </mrow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p>
            <mi>a</mi>
            <mn>2</mn>
          </msup>
        </mrow>
      </mfrac>
    </mrow>
    <annotation encoding="StarMath 5.0">%pi _{(0,1)}= { F } over { V_{c}^{2} cdot %rho cdot a^{2} }</annotation>
  </semantics>
</math>
</file>

<file path=Object 2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sub>
          <mi mathvariant="normal">σ</mi>
          <mi>e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2} = { %sigma_{e}} over { V_{c}^{2} cdot %rho }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i>L</mi>
          </mrow>
          <mo fence="true" stretchy="false">)</mo>
        </mrow>
        <mo stretchy="false">⋅</mo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</mrow>
      <mo stretchy="false">=</mo>
      <mn>1</mn>
    </mrow>
    <annotation encoding="StarMath 5.0">( M cdot L^-3 ) cdot ( L cdot T^-1 ) cdot ( L ) cdot ( M cdot L^-1 cdot T^-1 ) = 1</annotation>
  </semantics>
</math>
</file>

<file path=Object 21/content.xml><?xml version="1.0" encoding="utf-8"?>
<math xmlns="http://www.w3.org/1998/Math/MathML" display="block">
  <semantics>
    <mrow>
      <mi mathvariant="normal">ℜ</mi>
      <mo stretchy="false">=</mo>
      <mrow>
        <mi mathvariant="normal">ρ</mi>
        <mo stretchy="false">⋅</mo>
        <mi>v</mi>
        <mo stretchy="false">⋅</mo>
        <mi>D</mi>
        <mo stretchy="false">⋅</mo>
        <mi mathvariant="normal">μ</mi>
      </mrow>
    </mrow>
    <annotation encoding="StarMath 5.0">%Ux211C = %rho cdot v cdot D cdot %mu </annotation>
  </semantics>
</math>
</file>

<file path=Object 22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row>
          <mi mathvariant="normal">γ</mi>
          <mo stretchy="false">⋅</mo>
          <mi>l</mi>
        </mrow>
        <mi>E</mi>
      </mfrac>
    </mrow>
    <annotation encoding="StarMath 5.0">%pi_2 = %gamma cdot l over E</annotation>
  </semantics>
</math>
</file>

<file path=Object 23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2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2 cdot T^-2) cdot ( L ) over ( M cdot L^-1 cdot T^-2 ) = 1</annotation>
  </semantics>
</math>
</file>

<file path=Object 24/content.xml><?xml version="1.0" encoding="utf-8"?>
<math xmlns="http://www.w3.org/1998/Math/MathML" display="block">
  <semantics>
    <mrow>
      <mi mathvariant="italic">We</mi>
      <mo stretchy="false">=</mo>
      <mfrac>
        <mrow>
          <mi mathvariant="normal">ρ</mi>
          <mo stretchy="false">⋅</mo>
          <msup>
            <mi>v</mi>
            <mn>2</mn>
          </msup>
          <mo stretchy="false">⋅</mo>
          <mi>l</mi>
        </mrow>
        <mi mathvariant="normal">σ</mi>
      </mfrac>
    </mrow>
    <annotation encoding="StarMath 5.0">We  = %rho cdot v^2 cdot l over %sigma </annotation>
  </semantics>
</math>
</file>

<file path=Object 2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3</mn>
                  </mrow>
                </msup>
              </mrow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n>2</mn>
          </msup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i>M</mi>
          <mo stretchy="false">⋅</mo>
          <msup>
            <mi>T</mi>
            <mrow>
              <mo stretchy="false">−</mo>
              <mn>2</mn>
            </mrow>
          </msup>
        </mrow>
      </mfrac>
      <mo stretchy="false">=</mo>
      <mn>1</mn>
    </mrow>
    <annotation encoding="StarMath 5.0">( M cdot L^-3 ) cdot ( L cdot T^-1 )^2 cdot (L) over { M cdot T^-2 } = 1</annotation>
  </semantics>
</math>
</file>

<file path=Object 26/content.xml><?xml version="1.0" encoding="utf-8"?>
<math xmlns="http://www.w3.org/1998/Math/MathML" display="block">
  <semantics>
    <mrow>
      <mi mathvariant="italic">Fr</mi>
      <mo stretchy="false">=</mo>
      <mfrac>
        <mi>v</mi>
        <msqrt>
          <mrow>
            <mi>g</mi>
            <mo stretchy="false">⋅</mo>
            <mi>l</mi>
          </mrow>
        </msqrt>
      </mfrac>
    </mrow>
    <annotation encoding="StarMath 5.0">Fr  = v over sqrt{g cdot l} </annotation>
  </semantics>
</math>
</file>

<file path=Object 27/content.xml><?xml version="1.0" encoding="utf-8"?>
<math xmlns="http://www.w3.org/1998/Math/MathML" display="block">
  <semantics>
    <mrow>
      <mfrac>
        <mrow>
          <mi>L</mi>
          <mo stretchy="false">⋅</mo>
          <msup>
            <mi>T</mi>
            <mrow>
              <mo stretchy="false">−</mo>
              <mn>1</mn>
            </mrow>
          </msup>
        </mrow>
        <msqrt>
          <mrow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  <mo stretchy="false">⋅</mo>
            <mrow>
              <mo fence="true" stretchy="false">(</mo>
              <mrow>
                <mi>L</mi>
              </mrow>
              <mo fence="true" stretchy="false">)</mo>
            </mrow>
          </mrow>
        </msqrt>
      </mfrac>
      <mo stretchy="false">=</mo>
      <mn>1</mn>
    </mrow>
    <annotation encoding="StarMath 5.0">L cdot T^-1 over { sqrt{ (L cdot T^-2) cdot (L) } } = 1</annotation>
  </semantics>
</math>
</file>

<file path=Object 28/content.xml><?xml version="1.0" encoding="utf-8"?>
<math xmlns="http://www.w3.org/1998/Math/MathML" display="block">
  <semantics>
    <mfrac>
      <mrow>
        <mi>m</mi>
        <mo stretchy="false">⋅</mo>
        <msup>
          <mi>t</mi>
          <mn>2</mn>
        </msup>
        <mo stretchy="false">⋅</mo>
        <mi>G</mi>
      </mrow>
      <msup>
        <mi>R</mi>
        <mn>3</mn>
      </msup>
    </mfrac>
    <annotation encoding="StarMath 5.0">m cdot t^2 cdot G over R^3</annotation>
  </semantics>
</math>
</file>

<file path=Object 29/content.xml><?xml version="1.0" encoding="utf-8"?>
<math xmlns="http://www.w3.org/1998/Math/MathML" display="block">
  <semantics>
    <mrow>
      <mfrac>
        <mrow>
          <mrow>
            <mo fence="true" stretchy="false">(</mo>
            <mrow>
              <mi>M</mi>
            </mrow>
            <mo fence="true" stretchy="false">)</mo>
          </mrow>
          <mo stretchy="false">⋅</mo>
          <mrow>
            <mo fence="true" stretchy="false">(</mo>
            <mrow>
              <msup>
                <mi>T</mi>
                <mn>2</mn>
              </msup>
            </mrow>
            <mo fence="true" stretchy="false">)</mo>
          </mrow>
          <mo stretchy="false">⋅</mo>
          <mrow>
            <mo fence="true" stretchy="false">(</mo>
            <mrow>
              <mrow>
                <msup>
                  <mi>M</mi>
                  <mrow>
                    <mo stretchy="false">−</mo>
                    <mn>1</mn>
                  </mrow>
                </msup>
                <mo stretchy="false">⋅</mo>
                <msup>
                  <mi>L</mi>
                  <mn>3</mn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  <mrow>
          <mo fence="true" stretchy="false">(</mo>
          <mrow>
            <msup>
              <mi>L</mi>
              <mn>3</mn>
            </msup>
          </mrow>
          <mo fence="true" stretchy="false">)</mo>
        </mrow>
      </mfrac>
      <mo stretchy="false">=</mo>
      <mn>1</mn>
    </mrow>
    <annotation encoding="StarMath 5.0">( M ) cdot ( T^2 ) cdot ( M^-1 cdot L^3 cdot T^-2 ) over ( L^3 ) = 1</annotation>
  </semantics>
</math>
</file>

<file path=Object 3/content.xml><?xml version="1.0" encoding="utf-8"?>
<math xmlns="http://www.w3.org/1998/Math/MathML" display="block">
  <semantics>
    <mrow>
      <msub>
        <mi mathvariant="normal">π</mi>
        <mn>3</mn>
      </msub>
      <mo stretchy="false">=</mo>
      <mfrac>
        <mi>E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3} = { E} over { V_{c}^{2} cdot %rho }</annotation>
  </semantics>
</math>
</file>

<file path=Object 30/content.xml><?xml version="1.0" encoding="utf-8"?>
<math xmlns="http://www.w3.org/1998/Math/MathML" display="block">
  <semantics>
    <mfrac>
      <mrow>
        <mi mathvariant="normal">σ</mi>
        <mo stretchy="false">⋅</mo>
        <mi>l</mi>
      </mrow>
      <mi>k</mi>
    </mfrac>
    <annotation encoding="StarMath 5.0"> %sigma cdot l over k</annotation>
  </semantics>
</math>
</file>

<file path=Object 31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M</mi>
                  <mo stretchy="false">⋅</mo>
                  <msup>
                    <mi>L</mi>
                    <mrow>
                      <mo stretchy="false">−</mo>
                      <mn>1</mn>
                    </mrow>
                  </msup>
                </mrow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o fence="true" stretchy="false">(</mo>
          <mrow>
            <mrow>
              <mi>M</mi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1 T^-2 ) cdot ( L ) over ( M cdot T^-2 ) = 1</annotation>
  </semantics>
</math>
</file>

<file path=Object 32/content.xml><?xml version="1.0" encoding="utf-8"?>
<math xmlns="http://www.w3.org/1998/Math/MathML" display="block">
  <semantics>
    <mfrac>
      <mrow>
        <mover accent="true">
          <mi>m</mi>
          <mo stretchy="false">˙</mo>
        </mover>
        <mo stretchy="false">⋅</mo>
        <mover accent="true">
          <mi>P</mi>
          <mo stretchy="false">˙</mo>
        </mover>
      </mrow>
      <mi>F</mi>
    </mfrac>
    <annotation encoding="StarMath 5.0">dot m cdot dot P over F </annotation>
  </semantics>
</math>
</file>

<file path=Object 33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34/content.xml><?xml version="1.0" encoding="utf-8"?>
<math xmlns="http://www.w3.org/1998/Math/MathML" display="block">
  <semantics>
    <mover accent="true">
      <mi>P</mi>
      <mo stretchy="false">˙</mo>
    </mover>
    <annotation encoding="StarMath 5.0">dot P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i>M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form="postfix" stretchy="false">)</mo>
        </mrow>
      </mrow>
      <mrow>
        <mo fence="true" form="prefix" stretchy="false">(</mo>
        <mrow>
          <mrow>
            <mi>M</mi>
            <mo stretchy="false">⋅</mo>
            <mi>L</mi>
            <mo stretchy="false">⋅</mo>
            <msup>
              <mi>T</mi>
              <mrow>
                <mo stretchy="false">−</mo>
                <mn>2</mn>
              </mrow>
            </msup>
          </mrow>
        </mrow>
        <mo fence="true" form="postfix" stretchy="false">)</mo>
      </mrow>
    </mfrac>
    <annotation encoding="StarMath 5.0">( M cdot T^-1 ) cdot ( L cdot T^-1 ) over ( M cdot L cdot T^-2 )</annotation>
  </semantics>
</math>
</file>

<file path=Object 37/content.xml><?xml version="1.0" encoding="utf-8"?>
<math xmlns="http://www.w3.org/1998/Math/MathML" display="block">
  <semantics>
    <mrow>
      <mrow>
        <mi mathvariant="normal">γ</mi>
        <mo stretchy="false">=</mo>
        <mi mathvariant="italic">peso</mi>
      </mrow>
      <mi mathvariant="italic">especifico</mi>
    </mrow>
    <annotation encoding="StarMath 5.0"> %gamma = peso especifico</annotation>
  </semantics>
</math>
</file>

<file path=Object 38/content.xml><?xml version="1.0" encoding="utf-8"?>
<math xmlns="http://www.w3.org/1998/Math/MathML" display="block">
  <semantics>
    <mrow>
      <mrow>
        <mi mathvariant="normal">σ</mi>
        <mo stretchy="false">=</mo>
        <mi mathvariant="italic">tensão</mi>
      </mrow>
      <mi mathvariant="italic">de</mi>
      <mi mathvariant="italic">escoamento</mi>
      <mi mathvariant="italic">ou</mi>
      <mi mathvariant="italic">de</mi>
      <mi mathvariant="italic">ruptura</mi>
    </mrow>
    <annotation encoding="StarMath 5.0"> %sigma = tensão de escoamento ou de ruptura</annotation>
  </semantics>
</math>
</file>

<file path=Object 39/content.xml><?xml version="1.0" encoding="utf-8"?>
<math xmlns="http://www.w3.org/1998/Math/MathML" display="block">
  <semantics>
    <mrow>
      <mrow>
        <mi>E</mi>
        <mo stretchy="false">=</mo>
        <mi mathvariant="italic">módulo</mi>
      </mrow>
      <mi mathvariant="italic">de</mi>
      <mi mathvariant="italic">Young</mi>
      <mi mathvariant="italic">material</mi>
    </mrow>
    <annotation encoding="StarMath 5.0">E = módulo de Young material</annotation>
  </semantics>
</math>
</file>

<file path=Object 4/content.xml><?xml version="1.0" encoding="utf-8"?>
<math xmlns="http://www.w3.org/1998/Math/MathML" display="block">
  <semantics>
    <mrow>
      <msub>
        <mi mathvariant="normal">π</mi>
        <mn>4</mn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b>
            <mi>a</mi>
            <mi>x</mi>
          </msub>
          <mo stretchy="false">⋅</mo>
          <msub>
            <mi>a</mi>
            <mi>z</mi>
          </msub>
        </mrow>
      </mfrac>
    </mrow>
    <annotation encoding="StarMath 5.0">%pi _{4}= { F } over { V_{c}^{2} cdot %rho cdot a_{x} cdot a_{z} }</annotation>
  </semantics>
</math>
</file>

<file path=Object 40/content.xml><?xml version="1.0" encoding="utf-8"?>
<math xmlns="http://www.w3.org/1998/Math/MathML" display="block">
  <semantics>
    <mrow>
      <mi>l</mi>
      <mo stretchy="false">=</mo>
      <mi mathvariant="italic">comprimento</mi>
    </mrow>
    <annotation encoding="StarMath 5.0">l = comprimento</annotation>
  </semantics>
</math>
</file>

<file path=Object 41/content.xml><?xml version="1.0" encoding="utf-8"?>
<math xmlns="http://www.w3.org/1998/Math/MathML" display="block">
  <semantics>
    <mfrac>
      <mrow>
        <mi>C</mi>
        <mo stretchy="false">⋅</mo>
        <mi>R</mi>
      </mrow>
      <mi>t</mi>
    </mfrac>
    <annotation encoding="StarMath 5.0">C cdot R over t</annotation>
  </semantics>
</math>
</file>

<file path=Object 42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sup>
                <mi>M</mi>
                <mrow>
                  <mo stretchy="false">−</mo>
                  <mn>1</mn>
                </mrow>
              </msup>
              <mo stretchy="false">⋅</mo>
              <msup>
                <mi>L</mi>
                <mrow>
                  <mo stretchy="false">−</mo>
                  <mn>2</mn>
                </mrow>
              </msup>
              <mo stretchy="false">⋅</mo>
              <msup>
                <mi>T</mi>
                <mn>4</mn>
              </msup>
              <mo stretchy="false">⋅</mo>
              <msup>
                <mi>I</mi>
                <mn>2</mn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i>M</mi>
              <mo stretchy="false">⋅</mo>
              <msup>
                <mi>L</mi>
                <mn>2</mn>
              </msup>
              <mo stretchy="false">⋅</mo>
              <msup>
                <mi>T</mi>
                <mrow>
                  <mo stretchy="false">−</mo>
                  <mn>3</mn>
                </mrow>
              </msup>
              <mo stretchy="false">⋅</mo>
              <msup>
                <mi>I</mi>
                <mrow>
                  <mo stretchy="false">−</mo>
                  <mn>2</mn>
                </mrow>
              </msup>
            </mrow>
          </mrow>
          <mo fence="true" form="postfix" stretchy="false">)</mo>
        </mrow>
      </mrow>
      <mrow>
        <mo fence="true" form="prefix" stretchy="false">(</mo>
        <mrow>
          <mi>T</mi>
        </mrow>
        <mo fence="true" form="postfix" stretchy="false">)</mo>
      </mrow>
    </mfrac>
    <annotation encoding="StarMath 5.0">( M^-1 cdot L^-2 cdot T^4 cdot I^2) cdot ( M cdot L^2 cdot T^-3 cdot I^-2 ) over (T)</annotation>
  </semantics>
</math>
</file>

<file path=Object 43/content.xml><?xml version="1.0" encoding="utf-8"?>
<math xmlns="http://www.w3.org/1998/Math/MathML" display="block">
  <semantics>
    <mrow>
      <mi>C</mi>
      <mo stretchy="false">⋅</mo>
      <mi>R</mi>
      <mo stretchy="false">⋅</mo>
      <mi>f</mi>
    </mrow>
    <annotation encoding="StarMath 5.0">C cdot R cdot f</annotation>
  </semantics>
</math>
</file>

<file path=Object 44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row>
          <mi mathvariant="normal">γ</mi>
          <mo stretchy="false">⋅</mo>
          <mi>l</mi>
        </mrow>
        <mi mathvariant="normal">σ</mi>
      </mfrac>
    </mrow>
    <annotation encoding="StarMath 5.0">%pi_1 = %gamma cdot l over %sigma</annotation>
  </semantics>
</math>
</file>

<file path=Object 4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M</mi>
              <mrow>
                <mo stretchy="false">−</mo>
                <mn>1</mn>
              </mrow>
            </msup>
            <mo stretchy="false">⋅</mo>
            <msup>
              <mi>L</mi>
              <mrow>
                <mo stretchy="false">−</mo>
                <mn>2</mn>
              </mrow>
            </msup>
            <mo stretchy="false">⋅</mo>
            <msup>
              <mi>T</mi>
              <mn>4</mn>
            </msup>
            <mo stretchy="false">⋅</mo>
            <msup>
              <mi>I</mi>
              <mn>2</mn>
            </msup>
          </mrow>
        </mrow>
        <mo fence="true" form="postfix" stretchy="false">)</mo>
      </mrow>
      <mo stretchy="false">⋅</mo>
      <mrow>
        <mo fence="true" form="prefix" stretchy="false">(</mo>
        <mrow>
          <mrow>
            <mi>M</mi>
            <mo stretchy="false">⋅</mo>
            <msup>
              <mi>L</mi>
              <mn>2</mn>
            </msup>
            <mo stretchy="false">⋅</mo>
            <msup>
              <mi>T</mi>
              <mrow>
                <mo stretchy="false">−</mo>
                <mn>3</mn>
              </mrow>
            </msup>
            <mo stretchy="false">⋅</mo>
            <msup>
              <mi>I</mi>
              <mrow>
                <mo stretchy="false">−</mo>
                <mn>2</mn>
              </mrow>
            </msup>
          </mrow>
        </mrow>
        <mo fence="true" form="postfix" stretchy="false">)</mo>
      </mrow>
      <mo stretchy="false">⋅</mo>
      <mrow>
        <mo fence="true" form="prefix" stretchy="false">(</mo>
        <mrow>
          <msup>
            <mi>T</mi>
            <mrow>
              <mo stretchy="false">−</mo>
              <mn>1</mn>
            </mrow>
          </msup>
        </mrow>
        <mo fence="true" form="postfix" stretchy="false">)</mo>
      </mrow>
    </mrow>
    <annotation encoding="StarMath 5.0">( M^-1 cdot L^-2 cdot T^4 cdot I^2) cdot ( M cdot L^2 cdot T^-3 cdot I^-2 ) cdot (T^-1)</annotation>
  </semantics>
</math>
</file>

<file path=Object 46/content.xml><?xml version="1.0" encoding="utf-8"?>
<math xmlns="http://www.w3.org/1998/Math/MathML" display="block">
  <semantics>
    <mrow>
      <msup>
        <mi>v</mi>
        <mn>2</mn>
      </msup>
      <mo stretchy="false">⋅</mo>
      <mi mathvariant="normal">μ</mi>
      <mo stretchy="false">⋅</mo>
      <mi mathvariant="normal">ϵ</mi>
    </mrow>
    <annotation encoding="StarMath 5.0">v^2 cdot %mu cdot %epsilon</annotation>
  </semantics>
</math>
</file>

<file path=Object 47/content.xml><?xml version="1.0" encoding="utf-8"?>
<math xmlns="http://www.w3.org/1998/Math/MathML" display="block">
  <semantics>
    <mrow>
      <mfrac>
        <mrow>
          <mrow>
            <mo fence="true" form="prefix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2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i>L</mi>
            </mrow>
            <mo fence="true" form="postfix" stretchy="false">)</mo>
          </mrow>
        </mrow>
        <mrow>
          <mo fence="true" form="prefix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form="postfix" stretchy="false">)</mo>
        </mrow>
      </mfrac>
      <mo stretchy="false">=</mo>
      <mn>1</mn>
    </mrow>
    <annotation encoding="StarMath 5.0">( M cdot L^-2 cdot T^-2) cdot ( L ) over ( M cdot L^-1 cdot T^-2 ) = 1</annotation>
  </semantics>
</math>
</file>

<file path=Object 48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L</mi>
                <mo stretchy="false">⋅</mo>
                <msup>
                  <mi>T</mi>
                  <mrow>
                    <mo stretchy="false">−</mo>
                    <mn>1</mn>
                  </mrow>
                </msup>
              </mrow>
            </mrow>
            <mo fence="true" form="postfix" stretchy="false">)</mo>
          </mrow>
          <mn>2</mn>
        </msup>
        <mo stretchy="false">⋅</mo>
        <mrow>
          <mo fence="true" form="prefix" stretchy="false">(</mo>
          <mrow>
            <mrow>
              <mi>M</mi>
              <mo stretchy="false">⋅</mo>
              <mi>L</mi>
              <mo stretchy="false">⋅</mo>
              <msup>
                <mi>T</mi>
                <mrow>
                  <mo stretchy="false">−</mo>
                  <mn>2</mn>
                </mrow>
              </msup>
              <mo stretchy="false">⋅</mo>
              <msup>
                <mi>I</mi>
                <mrow>
                  <mo stretchy="false">−</mo>
                  <mn>2</mn>
                </mrow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sup>
                <mi>M</mi>
                <mrow>
                  <mo stretchy="false">−</mo>
                  <mn>1</mn>
                </mrow>
              </msup>
              <mo stretchy="false">⋅</mo>
              <msup>
                <mi>L</mi>
                <mrow>
                  <mo stretchy="false">−</mo>
                  <mn>3</mn>
                </mrow>
              </msup>
              <mo stretchy="false">⋅</mo>
              <msup>
                <mi>T</mi>
                <mn>4</mn>
              </msup>
              <mo stretchy="false">⋅</mo>
              <msup>
                <mi>I</mi>
                <mn>2</mn>
              </msup>
            </mrow>
          </mrow>
          <mo fence="true" form="postfix" stretchy="false">)</mo>
        </mrow>
      </mrow>
      <mo stretchy="false">=</mo>
      <mn>1</mn>
    </mrow>
    <annotation encoding="StarMath 5.0">( L cdot T^-1)^2 cdot ( M cdot L cdot T^-2 cdot I^-2 ) cdot (M^-1 cdot L^-3 cdot T^4 cdot I^2) = 1</annotation>
  </semantics>
</math>
</file>

<file path=Object 49/content.xml><?xml version="1.0" encoding="utf-8"?>
<math xmlns="http://www.w3.org/1998/Math/MathML" display="block">
  <semantics>
    <mfrac>
      <mrow>
        <mi>L</mi>
        <mo stretchy="false">⋅</mo>
        <mi>f</mi>
      </mrow>
      <mi>R</mi>
    </mfrac>
    <annotation encoding="StarMath 5.0"> {L cdot f} over {R}</annotation>
  </semantics>
</math>
</file>

<file path=Object 5/content.xml><?xml version="1.0" encoding="utf-8"?>
<math xmlns="http://www.w3.org/1998/Math/MathML" display="block">
  <semantics>
    <mrow>
      <mrow>
        <mo fence="true" stretchy="false">[</mo>
        <mrow>
          <msub>
            <mi>V</mi>
            <mi>c</mi>
          </msub>
        </mrow>
        <mo fence="true" stretchy="false">]</mo>
      </mrow>
      <mo stretchy="false">=</mo>
      <mrow>
        <mi>L</mi>
        <mo stretchy="false">⋅</mo>
        <msup>
          <mi>T</mi>
          <mrow>
            <mo stretchy="false">−</mo>
            <mn>1</mn>
          </mrow>
        </msup>
      </mrow>
    </mrow>
    <annotation encoding="StarMath 5.0">[ V_{c}]=L cdot T^{-1}</annotation>
  </semantics>
</math>
</file>

<file path=Object 50/content.xml><?xml version="1.0" encoding="utf-8"?>
<math xmlns="http://www.w3.org/1998/Math/MathML" display="block">
  <semantics>
    <mrow>
      <mfrac>
        <mrow>
          <mrow>
            <mo fence="true" form="prefix" stretchy="false">(</mo>
            <mrow>
              <mrow>
                <mi>M</mi>
                <mo stretchy="false">⋅</mo>
                <msup>
                  <mi>L</mi>
                  <mn>2</mn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  <mo stretchy="false">⋅</mo>
                <msup>
                  <mi>I</mi>
                  <mrow>
                    <mo stretchy="false">−</mo>
                    <mn>2</mn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sup>
                <mi>T</mi>
                <mrow>
                  <mo stretchy="false">−</mo>
                  <mn>1</mn>
                </mrow>
              </msup>
            </mrow>
            <mo fence="true" form="postfix" stretchy="false">)</mo>
          </mrow>
        </mrow>
        <mrow>
          <mo fence="true" form="prefix" stretchy="false">(</mo>
          <mrow>
            <mrow>
              <mi>M</mi>
              <mo stretchy="false">⋅</mo>
              <msup>
                <mi>L</mi>
                <mn>2</mn>
              </msup>
              <mo stretchy="false">⋅</mo>
              <msup>
                <mi>T</mi>
                <mrow>
                  <mo stretchy="false">−</mo>
                  <mn>3</mn>
                </mrow>
              </msup>
              <mo stretchy="false">⋅</mo>
              <msup>
                <mi>I</mi>
                <mrow>
                  <mo stretchy="false">−</mo>
                  <mn>2</mn>
                </mrow>
              </msup>
            </mrow>
          </mrow>
          <mo fence="true" form="postfix" stretchy="false">)</mo>
        </mrow>
      </mfrac>
      <mo stretchy="false">=</mo>
      <mn>1</mn>
    </mrow>
    <annotation encoding="StarMath 5.0">{( M cdot L^2 cdot T^-2 cdot I^-2) cdot (T^-1)} over {(M cdot L^2 cdot T^-3 cdot I^-2)} = 1</annotation>
  </semantics>
</math>
</file>

<file path=Object 54/content.xml><?xml version="1.0" encoding="utf-8"?>
<math xmlns="http://www.w3.org/1998/Math/MathML" display="block">
  <semantics>
    <mrow>
      <mi mathvariant="normal">E</mi>
      <mo stretchy="false">=</mo>
      <mfrac>
        <mrow>
          <mi mathvariant="normal">ρ</mi>
          <mo stretchy="false">⋅</mo>
          <msup>
            <mi>v</mi>
            <mn>2</mn>
          </msup>
        </mrow>
        <mi mathvariant="normal">σ</mi>
      </mfrac>
    </mrow>
    <annotation encoding="StarMath 5.0">%Ux0045 = %rho cdot v^2 over %sigma</annotation>
  </semantics>
</math>
</file>

<file path=Object 5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3</mn>
                  </mrow>
                </msup>
              </mrow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n>2</mn>
          </msup>
        </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3 ) cdot ( L cdot T^-1 )^2 over  ( M cdot L^-1 cdot T^-2 ) = 1</annotation>
  </semantics>
</math>
</file>

<file path=Object 58/content.xml><?xml version="1.0" encoding="utf-8"?>
<math xmlns="http://www.w3.org/1998/Math/MathML" display="block">
  <semantics>
    <mrow>
      <mi mathvariant="normal">ρ</mi>
      <mo stretchy="false">=</mo>
      <mi mathvariant="italic">densidade</mi>
    </mrow>
    <annotation encoding="StarMath 5.0">%rho = densidade</annotation>
  </semantics>
</math>
</file>

<file path=Object 59/content.xml><?xml version="1.0" encoding="utf-8"?>
<math xmlns="http://www.w3.org/1998/Math/MathML" display="block">
  <semantics>
    <mrow>
      <mi>v</mi>
      <mo stretchy="false">=</mo>
      <mi mathvariant="italic">velocidade</mi>
    </mrow>
    <annotation encoding="StarMath 5.0">v = velocidade</annotation>
  </semantics>
</math>
</file>

<file path=Object 6/content.xml><?xml version="1.0" encoding="utf-8"?>
<math xmlns="http://www.w3.org/1998/Math/MathML" display="block">
  <semantics>
    <mrow>
      <mrow>
        <mo fence="true" stretchy="false">[</mo>
        <mrow>
          <msub>
            <mi>a</mi>
            <mi>x</mi>
          </msub>
        </mrow>
        <mo fence="true" stretchy="false">]</mo>
      </mrow>
      <mo stretchy="false">=</mo>
      <mi>L</mi>
    </mrow>
    <annotation encoding="StarMath 5.0">[ a_{x}]=L</annotation>
  </semantics>
</math>
</file>

<file path=Object 60/content.xml><?xml version="1.0" encoding="utf-8"?>
<math xmlns="http://www.w3.org/1998/Math/MathML" display="block">
  <semantics>
    <mrow>
      <mi mathvariant="normal">σ</mi>
      <mo stretchy="false">=</mo>
      <mi mathvariant="italic">pressão</mi>
    </mrow>
    <annotation encoding="StarMath 5.0">%sigma = pressão</annotation>
  </semantics>
</math>
</file>

<file path=Object 61/content.xml><?xml version="1.0" encoding="utf-8"?>
<math xmlns="http://www.w3.org/1998/Math/MathML" display="block">
  <semantics>
    <mrow>
      <mtable>
        <mtr>
          <mtd>
            <mrow/>
          </mtd>
          <mtd>
            <mi mathvariant="normal">ρ</mi>
          </mtd>
          <mtd>
            <mi mathvariant="normal">σ</mi>
          </mtd>
          <mtd>
            <mi>v</mi>
          </mtd>
        </mtr>
        <mtr>
          <mtd>
            <mi>M</mi>
          </mtd>
          <mtd>
            <mn>1</mn>
          </mtd>
          <mtd>
            <mn>1</mn>
          </mtd>
          <mtd>
            <mn>0</mn>
          </mtd>
        </mtr>
        <mtr>
          <mtd>
            <mi>L</mi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1</mn>
            </mrow>
          </mtd>
        </mtr>
      </mtable>
      <mo stretchy="false">⇒</mo>
      <mrow>
        <mo fence="true" stretchy="true">{</mo>
        <mrow>
          <mtable>
            <mtr>
              <mtd>
                <mrow>
                  <mrow>
                    <mo stretchy="false">+</mo>
                    <mn>1</mn>
                  </mrow>
                  <mi>x</mi>
                </mrow>
              </mtd>
              <mtd>
                <mrow>
                  <mrow>
                    <mo stretchy="false">+</mo>
                    <mn>1</mn>
                  </mrow>
                  <mi>y</mi>
                </mrow>
              </mtd>
              <mtd>
                <mrow>
                  <mrow>
                    <mo stretchy="false">+</mo>
                    <mn>0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−</mo>
                    <mn>3</mn>
                  </mrow>
                  <mi>x</mi>
                </mrow>
              </mtd>
              <mtd>
                <mrow>
                  <mrow>
                    <mo stretchy="false">−</mo>
                    <mn>1</mn>
                  </mrow>
                  <mi>y</mi>
                </mrow>
              </mtd>
              <mtd>
                <mrow>
                  <mrow>
                    <mo stretchy="false">+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+</mo>
                    <mn>0</mn>
                  </mrow>
                  <mi>x</mi>
                </mrow>
              </mtd>
              <mtd>
                <mrow>
                  <mrow>
                    <mo stretchy="false">−</mo>
                    <mn>2</mn>
                  </mrow>
                  <mi>y</mi>
                </mrow>
              </mtd>
              <mtd>
                <mrow>
                  <mrow>
                    <mo stretchy="false">−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matrix{
	nospace{} # %rho # %sigma # v ##
	M #  1 #  1 #  0 ##
	L # -3 # -1 #  1 ##
	T #  0 # -2 # -1 } drarrow left lbrace
matrix{
	+1x#+1y#+0z#nospace{}=0##
	-3x#-1y#+1z#nospace{}=0##
	+0x#-2y#-1z#nospace{}=0} right rbrace </annotation>
  </semantics>
</math>
</file>

<file path=Object 6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frac bevelled="true">
                  <mrow>
                    <mo stretchy="false">−</mo>
                    <mn>1</mn>
                  </mrow>
                  <mn>2</mn>
                </mfrac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frac bevelled="true">
                  <mn>1</mn>
                  <mn>2</mn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left [
	matrix{
	 1 #  1 #  0 # 0##
	-3 # -1 #  1 # 0##
	 0 # -2 # -1 # 0 } right ] sim

left [ matrix{
	1 # 0 # -1 wideslash 2 # 0 ##
	0 # 1 #  1 wideslash 2 # 0 ##
	0 # 0 # 0 # 0}  right ]</annotation>
  </semantics>
</math>
</file>

<file path=Object 63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sub>
                  <mi>X</mi>
                  <mn>1,</mn>
                </msub>
              </mtd>
              <mtd>
                <msub>
                  <mi>X</mi>
                  <mn>2,</mn>
                </msub>
              </mtd>
              <mtd>
                <msub>
                  <mi>X</mi>
                  <mn>3</mn>
                </msub>
              </mtd>
            </mtr>
          </mtable>
        </mrow>
        <mo fence="true" stretchy="false">)</mo>
      </mrow>
      <mo stretchy="false">=</mo>
      <mrow>
        <msub>
          <mi>X</mi>
          <mn>3</mn>
        </msub>
        <mo stretchy="false">⋅</mo>
        <mrow>
          <mo fence="true" stretchy="fals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2</mn>
                </mtd>
              </mtr>
            </mtable>
          </mrow>
          <mo fence="true" stretchy="false">)</mo>
        </mrow>
      </mrow>
    </mrow>
    <annotation encoding="StarMath 5.0">(matrix{X_1, # X_2, # X_3}) = X_3 cdot ( matrix{1 # -1 # 2} )</annotation>
  </semantics>
</math>
</file>

<file path=Object 7/content.xml><?xml version="1.0" encoding="utf-8"?>
<math xmlns="http://www.w3.org/1998/Math/MathML" display="block">
  <semantics>
    <mrow>
      <mrow>
        <mo fence="true" stretchy="false">[</mo>
        <mrow>
          <msub>
            <mi>a</mi>
            <mi>z</mi>
          </msub>
        </mrow>
        <mo fence="true" stretchy="false">]</mo>
      </mrow>
      <mo stretchy="false">=</mo>
      <mi>L</mi>
    </mrow>
    <annotation encoding="StarMath 5.0">[ a_{z}]=L</annotation>
  </semantics>
</math>
</file>

<file path=Object 8/content.xml><?xml version="1.0" encoding="utf-8"?>
<math xmlns="http://www.w3.org/1998/Math/MathML" display="block">
  <semantics>
    <mrow>
      <mrow>
        <mo fence="true" stretchy="false">[</mo>
        <mrow>
          <mi mathvariant="normal">ρ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3</mn>
          </mrow>
        </msup>
      </mrow>
    </mrow>
    <annotation encoding="StarMath 5.0">[ %rho ] = M cdot L^{-3}</annotation>
  </semantics>
</math>
</file>

<file path=Object 9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r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r} ] =M cdot  L^{-1} cdot  T^{-2}</annotation>
  </semantics>
</math>
</file>